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46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D Tot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Item/Block</text:p>
          </table:table-cell>
          <table:table-cell table:style-name="ce1" office:value-type="string" calcext:value-type="string">
            <text:p>Datapack</text:p>
          </table:table-cell>
          <table:table-cell table:style-name="ce1" office:value-type="string" calcext:value-type="string">
            <text:p>CustomModelData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Block/Item</text:p>
          </table:table-cell>
          <table:table-cell table:style-name="ce1" office:value-type="string" calcext:value-type="string">
            <text:p>Block </text:p>
          </table:table-cell>
        </table:table-row>
        <table:table-row table:style-name="ro1">
          <table:table-cell table:style-name="ce2" office:value-type="string" calcext:value-type="string">
            <text:p>backpack_table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" calcext:value-type="float">
            <text:p>916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dropper</text:p>
          </table:table-cell>
        </table:table-row>
        <table:table-row table:style-name="ro1">
          <table:table-cell table:style-name="ce2" office:value-type="string" calcext:value-type="string">
            <text:p>backpack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" calcext:value-type="float">
            <text:p>9161</text:p>
          </table:table-cell>
          <table:table-cell office:value-type="string" calcext:value-type="string">
            <text:p>bac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2">
          <table:table-cell table:style-name="ce3" office:value-type="string" calcext:value-type="string">
            <text:p>black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2" calcext:value-type="float">
            <text:p>916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blue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3" calcext:value-type="float">
            <text:p>916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brown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4" calcext:value-type="float">
            <text:p>916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cyan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5" calcext:value-type="float">
            <text:p>916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ender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6" calcext:value-type="float">
            <text:p>916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gray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7" calcext:value-type="float">
            <text:p>916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green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8" calcext:value-type="float">
            <text:p>916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light_blue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9" calcext:value-type="float">
            <text:p>9169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light_gray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0" calcext:value-type="float">
            <text:p>91610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lime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1" calcext:value-type="float">
            <text:p>91611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magenta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2" calcext:value-type="float">
            <text:p>9161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orange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3" calcext:value-type="float">
            <text:p>9161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pink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4" calcext:value-type="float">
            <text:p>9161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purple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5" calcext:value-type="float">
            <text:p>9161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red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6" calcext:value-type="float">
            <text:p>9161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white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7" calcext:value-type="float">
            <text:p>9161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yellow_backpack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8" calcext:value-type="float">
            <text:p>9161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backpack_table_gui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19" calcext:value-type="float">
            <text:p>91619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empty_slot </text:p>
          </table:table-cell>
          <table:table-cell table:style-name="ce2" office:value-type="string" calcext:value-type="string">
            <text:p>Backpacks</text:p>
          </table:table-cell>
          <table:table-cell table:style-name="ce3" office:value-type="float" office:value="91620" calcext:value-type="float">
            <text:p>91620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New_Item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DataMod</text:p>
          </table:table-cell>
          <table:table-cell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1" calcext:value-type="float">
            <text:p>101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LapisCore</text:p>
          </table:table-cell>
          <table:table-cell office:value-type="float" office:value="999" calcext:value-type="float">
            <text:p>999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tell_block</text:p>
          </table:table-cell>
          <table:table-cell office:value-type="string" calcext:value-type="string">
            <text:p>Tinkery</text:p>
          </table:table-cell>
          <table:table-cell office:value-type="float" office:value="1100" calcext:value-type="float">
            <text:p>1100</text:p>
          </table:table-cell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katana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katana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rill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steel_nugge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0" calcext:value-type="float">
            <text:p>100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_charg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0" calcext:value-type="float">
            <text:p>100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_Quar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_Chunkload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_Charg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dampen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q_Dampen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Controll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_Terminal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_Serv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_Modifi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Constructo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Blueprint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t_Smelte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eel_block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4"/>
          <table:table-cell table:style-name="ce5"/>
          <table:table-cell office:value-type="string" calcext:value-type="string">
            <text:p>Block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03" calcext:value-type="float">
            <text:p>339000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04" calcext:value-type="float">
            <text:p>339000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05" calcext:value-type="float">
            <text:p>339000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06" calcext:value-type="float">
            <text:p>339000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07" calcext:value-type="float">
            <text:p>339000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08" calcext:value-type="float">
            <text:p>339000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lock_breaker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09" calcext:value-type="float">
            <text:p>339000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10" calcext:value-type="float">
            <text:p>339001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11" calcext:value-type="float">
            <text:p>339001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_stair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12" calcext:value-type="float">
            <text:p>339001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13" calcext:value-type="float">
            <text:p>339001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14" calcext:value-type="float">
            <text:p>339001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_fan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15" calcext:value-type="float">
            <text:p>339001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taper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16" calcext:value-type="float">
            <text:p>339001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isted_glas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17" calcext:value-type="float">
            <text:p>339001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hite_bricks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18" calcext:value-type="float">
            <text:p>339001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19" calcext:value-type="float">
            <text:p>339001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20" calcext:value-type="float">
            <text:p>339002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21" calcext:value-type="float">
            <text:p>339002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_cell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drill_pipe</text:p>
          </table:table-cell>
          <table:table-cell office:value-type="string" calcext:value-type="string">
            <text:p>tekPack</text:p>
          </table:table-cell>
          <table:table-cell table:style-name="ce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</table:table>
      <table:table table:name="ID Bloc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Item/Block</text:p>
          </table:table-cell>
          <table:table-cell table:style-name="ce1" office:value-type="string" calcext:value-type="string">
            <text:p>Datapack</text:p>
          </table:table-cell>
          <table:table-cell table:style-name="ce1" office:value-type="string" calcext:value-type="string">
            <text:p>CustomModelData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Block/Item</text:p>
          </table:table-cell>
          <table:table-cell table:style-name="ce1" office:value-type="string" calcext:value-type="string">
            <text:p>Block 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LapisCore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tell_block</text:p>
          </table:table-cell>
          <table:table-cell office:value-type="string" calcext:value-type="string">
            <text:p>Tinkery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4"/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diamond_pickaxe</text:p>
          </table:table-cell>
        </table:table-row>
      </table:table>
      <table:table table:name="ID Ite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tem/Block</text:p>
          </table:table-cell>
          <table:table-cell table:style-name="ce1" office:value-type="string" calcext:value-type="string">
            <text:p>Datapack</text:p>
          </table:table-cell>
          <table:table-cell table:style-name="ce1" office:value-type="string" calcext:value-type="string">
            <text:p>CustomModelData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Block/Item</text:p>
          </table:table-cell>
          <table:table-cell table:style-name="ce1" office:value-type="string" calcext:value-type="string">
            <text:p>Block </text:p>
          </table:table-cell>
        </table:table-row>
        <table:table-row table:style-name="ro1">
          <table:table-cell table:style-name="ce2" office:value-type="string" calcext:value-type="string">
            <text:p>backpack_table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" calcext:value-type="float">
            <text:p>9161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dropper</text:p>
          </table:table-cell>
        </table:table-row>
        <table:table-row table:style-name="ro1">
          <table:table-cell table:style-name="ce2" office:value-type="string" calcext:value-type="string">
            <text:p>backpack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bac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2">
          <table:table-cell table:style-name="ce3" office:value-type="string" calcext:value-type="string">
            <text:p>black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2" calcext:value-type="float">
            <text:p>916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blue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3" calcext:value-type="float">
            <text:p>916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brown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cyan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5" calcext:value-type="float">
            <text:p>916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ender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6" calcext:value-type="float">
            <text:p>916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gray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7" calcext:value-type="float">
            <text:p>916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green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8" calcext:value-type="float">
            <text:p>916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light_blue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9" calcext:value-type="float">
            <text:p>9169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light_gray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0" calcext:value-type="float">
            <text:p>91610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lime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1" calcext:value-type="float">
            <text:p>91611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magenta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2" calcext:value-type="float">
            <text:p>9161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orange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3" calcext:value-type="float">
            <text:p>9161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pink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4" calcext:value-type="float">
            <text:p>9161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purple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5" calcext:value-type="float">
            <text:p>9161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red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6" calcext:value-type="float">
            <text:p>9161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white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7" calcext:value-type="float">
            <text:p>9161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yellow_backpack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8" calcext:value-type="float">
            <text:p>9161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backpack_table_gui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19" calcext:value-type="float">
            <text:p>91619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3" office:value-type="string" calcext:value-type="string">
            <text:p>empty_slot </text:p>
          </table:table-cell>
          <table:table-cell table:style-name="ce2" office:value-type="string" calcext:value-type="string">
            <text:p>Backpacks</text:p>
          </table:table-cell>
          <table:table-cell office:value-type="float" office:value="91620" calcext:value-type="float">
            <text:p>91620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Storage Solutions</text:p>
          </table:table-cell>
          <table:table-cell table:style-name="Default" office:value-type="float" office:value="150" calcext:value-type="float">
            <text:p>150</text:p>
          </table:table-cell>
          <table:table-cell office:value-type="string" calcext:value-type="string">
            <text:p>s_New_Item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DataMod</text:p>
          </table:table-cell>
          <table:table-cell table:style-name="Default"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katana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1" calcext:value-type="float">
            <text:p>101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katana_disabled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2" calcext:value-type="float">
            <text:p>102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1" calcext:value-type="float">
            <text:p>101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rill_disabled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2" calcext:value-type="float">
            <text:p>102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steel_nugget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1" calcext:value-type="float">
            <text:p>101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_charged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2" calcext:value-type="float">
            <text:p>102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table:style-name="Default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1" calcext:value-type="float">
            <text:p>101</text:p>
          </table:table-cell>
          <table:table-cell office:value-type="string" calcext:value-type="string">
            <text:p>q_Quar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q_Chunkload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table:style-name="Default" office:value-type="float" office:value="103" calcext:value-type="float">
            <text:p>103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q_Charg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table:style-name="Default" office:value-type="float" office:value="105" calcext:value-type="float">
            <text:p>105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dampener</text:p>
          </table:table-cell>
          <table:table-cell office:value-type="string" calcext:value-type="string">
            <text:p>AutomatedQuarries</text:p>
          </table:table-cell>
          <table:table-cell table:style-name="Default" office:value-type="float" office:value="106" calcext:value-type="float">
            <text:p>106</text:p>
          </table:table-cell>
          <table:table-cell office:value-type="string" calcext:value-type="string">
            <text:p>q_Dampen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table:style-name="Default" office:value-type="float" office:value="150" calcext:value-type="float">
            <text:p>150</text:p>
          </table:table-cell>
          <table:table-cell office:value-type="string" calcext:value-type="string">
            <text:p>s_Controll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table:style-name="Default" office:value-type="float" office:value="151" calcext:value-type="float">
            <text:p>151</text:p>
          </table:table-cell>
          <table:table-cell office:value-type="string" calcext:value-type="string">
            <text:p>s_Terminal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table:style-name="Default" office:value-type="float" office:value="152" calcext:value-type="float">
            <text:p>152</text:p>
          </table:table-cell>
          <table:table-cell office:value-type="string" calcext:value-type="string">
            <text:p>s_Serv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string" calcext:value-type="string">
            <text:p>t_Modifi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1" calcext:value-type="float">
            <text:p>1001</text:p>
          </table:table-cell>
          <table:table-cell office:value-type="string" calcext:value-type="string">
            <text:p>t_Constructo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1" calcext:value-type="float">
            <text:p>1001</text:p>
          </table:table-cell>
          <table:table-cell office:value-type="string" calcext:value-type="string">
            <text:p>t_Blueprint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2" calcext:value-type="float">
            <text:p>1002</text:p>
          </table:table-cell>
          <table:table-cell office:value-type="string" calcext:value-type="string">
            <text:p>t_Smelte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3" calcext:value-type="float">
            <text:p>1003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eel_block</text:p>
          </table:table-cell>
          <table:table-cell office:value-type="string" calcext:value-type="string">
            <text:p>Tinkery</text:p>
          </table:table-cell>
          <table:table-cell table:style-name="Default" office:value-type="float" office:value="1004" calcext:value-type="float">
            <text:p>1004</text:p>
          </table:table-cell>
          <table:table-cell table:style-name="ce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tekPack</text:p>
          </table:table-cell>
          <table:table-cell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ekPack</text:p>
          </table:table-cell>
          <table:table-cell office:value-type="float" office:value="3390003" calcext:value-type="float">
            <text:p>339000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tekPack</text:p>
          </table:table-cell>
          <table:table-cell office:value-type="float" office:value="3390004" calcext:value-type="float">
            <text:p>339000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tekPack</text:p>
          </table:table-cell>
          <table:table-cell office:value-type="float" office:value="3390005" calcext:value-type="float">
            <text:p>339000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ekPack</text:p>
          </table:table-cell>
          <table:table-cell office:value-type="float" office:value="3390006" calcext:value-type="float">
            <text:p>339000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tekPack</text:p>
          </table:table-cell>
          <table:table-cell office:value-type="float" office:value="3390007" calcext:value-type="float">
            <text:p>339000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tekPack</text:p>
          </table:table-cell>
          <table:table-cell office:value-type="float" office:value="3390008" calcext:value-type="float">
            <text:p>339000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lock_breaker</text:p>
          </table:table-cell>
          <table:table-cell office:value-type="string" calcext:value-type="string">
            <text:p>tekPack</text:p>
          </table:table-cell>
          <table:table-cell office:value-type="float" office:value="3390009" calcext:value-type="float">
            <text:p>339000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tekPack</text:p>
          </table:table-cell>
          <table:table-cell office:value-type="float" office:value="3390010" calcext:value-type="float">
            <text:p>339001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tekPack</text:p>
          </table:table-cell>
          <table:table-cell office:value-type="float" office:value="3390011" calcext:value-type="float">
            <text:p>339001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_stair</text:p>
          </table:table-cell>
          <table:table-cell office:value-type="string" calcext:value-type="string">
            <text:p>tekPack</text:p>
          </table:table-cell>
          <table:table-cell office:value-type="float" office:value="3390012" calcext:value-type="float">
            <text:p>339001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ekPack</text:p>
          </table:table-cell>
          <table:table-cell office:value-type="float" office:value="3390013" calcext:value-type="float">
            <text:p>339001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tekPack</text:p>
          </table:table-cell>
          <table:table-cell office:value-type="float" office:value="3390014" calcext:value-type="float">
            <text:p>339001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_fan</text:p>
          </table:table-cell>
          <table:table-cell office:value-type="string" calcext:value-type="string">
            <text:p>tekPack</text:p>
          </table:table-cell>
          <table:table-cell office:value-type="float" office:value="3390015" calcext:value-type="float">
            <text:p>339001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taper</text:p>
          </table:table-cell>
          <table:table-cell office:value-type="string" calcext:value-type="string">
            <text:p>tekPack</text:p>
          </table:table-cell>
          <table:table-cell office:value-type="float" office:value="3390016" calcext:value-type="float">
            <text:p>339001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isted_glas</text:p>
          </table:table-cell>
          <table:table-cell office:value-type="string" calcext:value-type="string">
            <text:p>tekPack</text:p>
          </table:table-cell>
          <table:table-cell office:value-type="float" office:value="3390017" calcext:value-type="float">
            <text:p>339001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hite_bricks</text:p>
          </table:table-cell>
          <table:table-cell office:value-type="string" calcext:value-type="string">
            <text:p>tekPack</text:p>
          </table:table-cell>
          <table:table-cell office:value-type="float" office:value="3390018" calcext:value-type="float">
            <text:p>339001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tekPack</text:p>
          </table:table-cell>
          <table:table-cell office:value-type="float" office:value="3390019" calcext:value-type="float">
            <text:p>339001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tekPack</text:p>
          </table:table-cell>
          <table:table-cell office:value-type="float" office:value="3390020" calcext:value-type="float">
            <text:p>339002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tekPack</text:p>
          </table:table-cell>
          <table:table-cell office:value-type="float" office:value="3390021" calcext:value-type="float">
            <text:p>339002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_cell</text:p>
          </table:table-cell>
          <table:table-cell office:value-type="string" calcext:value-type="string">
            <text:p>tekPack</text:p>
          </table:table-cell>
          <table:table-cell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drill_pipe</text:p>
          </table:table-cell>
          <table:table-cell office:value-type="string" calcext:value-type="string">
            <text:p>tekPack</text:p>
          </table:table-cell>
          <table:table-cell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eresche</meta:initial-creator>
    <meta:creation-date>2019-09-12T17:55:30.847000000</meta:creation-date>
    <meta:generator>LibreOffice/6.2.1.2$Windows_X86_64 LibreOffice_project/7bcb35dc3024a62dea0caee87020152d1ee96e71</meta:generator>
    <dc:date>2019-09-12T18:59:37.897000000</dc:date>
    <dc:creator>Antoine Leresche</dc:creator>
    <meta:editing-duration>PT1H2M36S</meta:editing-duration>
    <meta:editing-cycles>182</meta:editing-cycles>
    <meta:document-statistic meta:table-count="3" meta:cell-count="1046" meta:object-count="0"/>
  </office:meta>
</office:document-meta>
</file>